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3cafe4"/>
    </style:style>
    <style:style style:name="gr2" style:family="graphic" style:parent-style-name="standard">
      <style:graphic-properties draw:stroke="none" svg:stroke-width="0.001cm" draw:fill-color="#90c6e4"/>
    </style:style>
    <style:style style:name="gr3" style:family="graphic" style:parent-style-name="standard">
      <style:graphic-properties draw:stroke="none" svg:stroke-width="0.001cm" draw:fill-color="#076086"/>
    </style:style>
    <style:style style:name="gr4" style:family="graphic" style:parent-style-name="standard">
      <style:graphic-properties draw:stroke="none" svg:stroke-width="0.001cm" draw:fill-color="#006b99"/>
    </style:style>
    <style:style style:name="gr5" style:family="graphic" style:parent-style-name="standard">
      <style:graphic-properties draw:stroke="none" svg:stroke-width="0.001cm" draw:fill-color="#1c97cd"/>
    </style:style>
    <style:style style:name="gr6" style:family="graphic" style:parent-style-name="standard">
      <style:graphic-properties svg:stroke-width="0.006cm" svg:stroke-color="#90c6e4" draw:fill="none" draw:fill-color="#ffffff" fo:padding-top="-0.047cm" fo:padding-bottom="-0.047cm" fo:padding-left="-0.047cm" fo:padding-right="-0.047cm"/>
    </style:style>
    <style:style style:name="gr7" style:family="graphic" style:parent-style-name="standard">
      <style:graphic-properties draw:stroke="none" svg:stroke-width="0.006cm" draw:fill-color="#90c6e4"/>
    </style:style>
    <style:style style:name="gr8" style:family="graphic" style:parent-style-name="standard">
      <style:graphic-properties draw:stroke="none" svg:stroke-width="0.001cm" draw:fill-color="#131516"/>
    </style:style>
    <style:style style:name="gr9" style:family="graphic" style:parent-style-name="standard">
      <style:graphic-properties draw:stroke="none" svg:stroke-width="0.001cm" draw:fill-color="#1f1a17"/>
    </style:style>
    <style:style style:name="gr10"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2.528cm" svg:y="-5cm"/>
          <draw:glue-point draw:id="5" svg:x="5cm" svg:y="-5cm"/>
          <draw:glue-point draw:id="6" svg:x="1.236cm" svg:y="-5cm"/>
          <draw:glue-point draw:id="7" svg:x="-5cm" svg:y="5cm"/>
          <draw:glue-point draw:id="8" svg:x="2.525cm" svg:y="5cm"/>
          <draw:glue-point draw:id="9" svg:x="-1.237cm" svg:y="5cm"/>
          <draw:glue-point draw:id="10" svg:x="-5cm" svg:y="-3.762cm"/>
          <draw:glue-point draw:id="11" svg:x="-5cm" svg:y="0.618cm"/>
          <draw:glue-point draw:id="12" svg:x="5cm" svg:y="3.764cm"/>
          <draw:glue-point draw:id="13" svg:x="5cm" svg:y="-0.618cm"/>
          <draw:glue-point draw:id="14" svg:x="0cm" svg:y="0cm"/>
          <draw:polygon draw:style-name="gr1" draw:layer="layout" svg:width="2.176cm" svg:height="0.247cm" svg:x="0.012cm" svg:y="1.741cm" svg:viewBox="0 0 2177 248" draw:points="0,248 544,0 2177,0 1632,248">
            <text:p/>
          </draw:polygon>
          <draw:polygon draw:style-name="gr2" draw:layer="layout" svg:width="0.56cm" svg:height="0.27cm" svg:x="0.007cm" svg:y="1.729cm" svg:viewBox="0 0 561 271" draw:points="549,0 544,0 0,249 9,271 554,22 549,0 554,22 555,21 556,21 557,20 558,19 559,18 559,17 560,16 560,15 561,14 561,13 561,12 561,11 561,9 560,9 560,7 560,7 559,6 558,5 558,4 557,3 556,2 555,2 554,1 554,0 552,0 551,0 550,0 549,0 548,0 546,0 545,0 544,0">
            <text:p/>
          </draw:polygon>
          <draw:polygon draw:style-name="gr2" draw:layer="layout" svg:width="1.643cm" svg:height="0.023cm" svg:x="0.556cm" svg:y="1.729cm" svg:viewBox="0 0 1644 24" draw:points="1637,23 1632,0 0,0 0,24 1632,24 1637,23 1632,24 1634,24 1635,23 1636,23 1637,23 1638,22 1640,21 1640,20 1641,20 1642,19 1642,18 1643,17 1643,16 1644,15 1644,14 1644,12 1644,12 1644,11 1644,9 1644,9 1643,7 1643,6 1642,5 1642,4 1641,4 1640,3 1640,2 1638,1 1637,0 1636,0 1635,0 1634,0 1632,0">
            <text:p/>
          </draw:polygon>
          <draw:polygon draw:style-name="gr2" draw:layer="layout" svg:width="0.56cm" svg:height="0.27cm" svg:x="1.632cm" svg:y="1.73cm" svg:viewBox="0 0 561 271" draw:points="11,270 16,270 561,21 551,0 7,248 11,270 7,248 5,249 4,249 3,251 2,251 2,252 1,253 0,254 0,255 0,256 0,257 0,258 0,259 0,260 0,261 0,262 1,263 1,264 2,266 3,266 3,267 4,268 5,269 6,269 7,270 8,270 9,270 10,271 11,271 12,270 13,270 15,270 16,270">
            <text:p/>
          </draw:polygon>
          <draw:polygon draw:style-name="gr2" draw:layer="layout" svg:width="1.643cm" svg:height="0.023cm" svg:x="0cm" svg:y="1.977cm" svg:viewBox="0 0 1644 24" draw:points="6,0 11,24 1644,24 1644,0 11,0 6,0 11,0 10,0 9,0 7,0 6,0 5,1 4,2 3,2 2,3 1,4 1,5 0,6 0,7 0,8 0,9 0,10 0,11 0,13 0,14 0,15 0,16 0,17 1,18 1,19 2,20 3,21 4,21 5,22 6,23 7,23 9,23 10,24 11,24">
            <text:p/>
          </draw:polygon>
          <draw:polygon draw:style-name="gr3" draw:layer="layout" svg:width="0.544cm" svg:height="1.976cm" svg:x="0.012cm" svg:y="0.012cm" svg:viewBox="0 0 545 1977" draw:points="0,247 545,0 545,1729 0,1977">
            <text:p/>
          </draw:polygon>
          <draw:polygon draw:style-name="gr2" draw:layer="layout" svg:width="0.56cm" svg:height="0.269cm" svg:x="0.007cm" svg:y="0cm" svg:viewBox="0 0 561 270" draw:points="561,11 544,0 0,248 9,270 554,22 561,11 554,22 555,21 556,21 557,20 558,19 559,18 559,17 560,16 560,15 561,14 561,13 561,12 561,11 561,9 560,9 560,7 560,6 559,5 558,4 558,4 557,3 556,2 555,1 554,1 554,0 552,0 551,0 550,0 549,0 548,0 546,0 545,0 544,0">
            <text:p/>
          </draw:polygon>
          <draw:polygon draw:style-name="gr2" draw:layer="layout" svg:width="0.023cm" svg:height="1.741cm" svg:x="0.544cm" svg:y="0.012cm" svg:viewBox="0 0 24 1742" draw:points="16,1741 24,1730 24,0 0,0 0,1730 16,1741 0,1730 0,1731 0,1733 0,1734 0,1735 1,1736 2,1737 3,1738 3,1738 4,1739 5,1740 6,1741 7,1741 8,1741 9,1741 11,1742 12,1742 13,1742 14,1741 15,1741 16,1741 17,1741 18,1740 19,1739 20,1738 21,1738 21,1737 22,1736 23,1735 23,1734 23,1733 24,1731 24,1730">
            <text:p/>
          </draw:polygon>
          <draw:polygon draw:style-name="gr2" draw:layer="layout" svg:width="0.56cm" svg:height="0.27cm" svg:x="0cm" svg:y="1.73cm" svg:viewBox="0 0 561 271" draw:points="0,258 16,270 561,21 551,0 6,248 0,258 6,248 5,249 4,249 3,251 2,251 1,252 0,253 0,254 0,255 0,256 0,257 0,258 0,259 0,260 0,261 0,262 0,263 1,264 1,266 2,266 3,267 4,268 5,269 6,269 6,270 8,270 9,270 10,271 11,271 12,270 13,270 15,270 16,270">
            <text:p/>
          </draw:polygon>
          <draw:polygon draw:style-name="gr2" draw:layer="layout" svg:width="0.023cm" svg:height="1.74cm" svg:x="0cm" svg:y="0.248cm" svg:viewBox="0 0 24 1741" draw:points="7,0 0,11 0,1741 24,1741 24,11 7,0 24,11 23,9 23,8 23,7 23,6 21,4 21,3 20,3 20,2 19,1 18,1 17,0 16,0 15,0 14,0 13,0 12,0 10,0 9,0 8,0 7,0 6,0 5,1 4,1 3,2 2,3 1,3 1,4 0,6 0,7 0,8 0,9 0,11">
            <text:p/>
          </draw:polygon>
          <draw:polygon draw:style-name="gr4" draw:layer="layout" svg:width="1.632cm" svg:height="1.729cm" svg:x="0.556cm" svg:y="0.012cm" svg:viewBox="0 0 1633 1730" draw:points="0,0 1633,0 1633,1730 0,1730">
            <text:p/>
          </draw:polygon>
          <draw:polygon draw:style-name="gr2" draw:layer="layout" svg:width="1.643cm" svg:height="0.023cm" svg:x="0.556cm" svg:y="0cm" svg:viewBox="0 0 1644 24" draw:points="1644,12 1632,0 0,0 0,24 1632,24 1644,12 1632,24 1634,24 1635,24 1636,23 1637,23 1638,22 1640,21 1640,21 1641,20 1642,19 1642,18 1643,17 1643,16 1644,15 1644,14 1644,13 1644,12 1644,10 1644,9 1644,8 1643,7 1643,6 1642,5 1642,4 1641,3 1640,2 1640,2 1638,1 1637,0 1636,0 1635,0 1634,0 1632,0">
            <text:p/>
          </draw:polygon>
          <draw:polygon draw:style-name="gr2" draw:layer="layout" svg:width="0.023cm" svg:height="1.741cm" svg:x="2.176cm" svg:y="0.012cm" svg:viewBox="0 0 24 1742" draw:points="12,1742 24,1730 24,0 0,0 0,1730 12,1742 0,1730 0,1731 0,1733 0,1734 0,1735 1,1736 2,1737 3,1738 3,1738 4,1739 5,1740 6,1741 7,1741 8,1741 9,1741 11,1742 12,1742 13,1742 14,1741 15,1741 17,1741 18,1741 18,1740 19,1739 20,1738 21,1738 22,1737 23,1736 23,1735 24,1734 24,1733 24,1731 24,1730">
            <text:p/>
          </draw:polygon>
          <draw:polygon draw:style-name="gr2" draw:layer="layout" svg:width="1.644cm" svg:height="0.023cm" svg:x="0.544cm" svg:y="1.729cm" svg:viewBox="0 0 1645 24" draw:points="0,12 12,24 1645,24 1645,0 12,0 0,12 12,0 10,0 9,0 7,0 6,0 5,1 4,2 3,3 3,4 2,4 1,5 1,6 0,7 0,9 0,9 0,11 0,12 0,12 0,14 0,15 0,16 1,17 1,18 2,19 3,20 3,20 4,21 5,22 6,23 7,23 9,23 10,24 12,24">
            <text:p/>
          </draw:polygon>
          <draw:polygon draw:style-name="gr2" draw:layer="layout" svg:width="0.023cm" svg:height="1.741cm" svg:x="0.544cm" svg:y="0cm" svg:viewBox="0 0 24 1742" draw:points="12,0 0,11 0,1742 24,1742 24,11 12,0 24,11 24,10 23,9 23,7 23,6 22,5 21,4 21,3 20,2 19,2 18,1 17,0 16,0 15,0 14,0 13,0 12,0 11,0 9,0 8,0 7,0 6,0 5,1 4,2 3,2 3,3 2,4 1,5 0,6 0,7 0,9 0,10 0,11">
            <text:p/>
          </draw:polygon>
          <draw:polygon draw:style-name="gr1" draw:layer="layout" svg:width="2.176cm" svg:height="0.247cm" svg:x="0.012cm" svg:y="0.012cm" svg:viewBox="0 0 2177 248" draw:points="0,248 544,0 2177,0 1632,248">
            <text:p/>
          </draw:polygon>
          <draw:polygon draw:style-name="gr2" draw:layer="layout" svg:width="0.56cm" svg:height="0.269cm" svg:x="0.007cm" svg:y="0cm" svg:viewBox="0 0 561 270" draw:points="549,0 544,0 0,248 9,270 554,22 549,0 554,22 555,21 556,21 557,20 558,19 559,18 559,17 560,16 560,15 561,14 561,13 561,12 561,11 561,9 560,9 560,7 560,6 559,5 558,4 558,4 557,3 556,2 555,1 554,1 554,0 552,0 551,0 550,0 549,0 548,0 546,0 545,0 544,0">
            <text:p/>
          </draw:polygon>
          <draw:polygon draw:style-name="gr2" draw:layer="layout" svg:width="1.643cm" svg:height="0.023cm" svg:x="0.556cm" svg:y="0cm" svg:viewBox="0 0 1644 24" draw:points="1637,23 1632,0 0,0 0,24 1632,24 1637,23 1632,24 1634,24 1635,24 1636,23 1637,23 1638,22 1640,21 1640,21 1641,20 1642,19 1642,18 1643,17 1643,16 1644,15 1644,14 1644,13 1644,12 1644,10 1644,9 1644,8 1643,7 1643,6 1642,5 1642,4 1641,3 1640,2 1640,2 1638,1 1637,0 1636,0 1635,0 1634,0 1632,0">
            <text:p/>
          </draw:polygon>
          <draw:polygon draw:style-name="gr2" draw:layer="layout" svg:width="0.56cm" svg:height="0.27cm" svg:x="1.632cm" svg:y="0.001cm" svg:viewBox="0 0 561 271" draw:points="11,270 16,269 561,21 551,0 7,248 11,270 7,248 5,248 4,249 3,250 2,251 2,252 1,253 0,254 0,255 0,256 0,257 0,258 0,259 0,260 0,261 0,262 1,263 1,264 2,265 3,266 3,267 4,267 5,268 6,269 7,270 8,270 9,270 10,270 11,271 12,270 13,270 15,270 16,269">
            <text:p/>
          </draw:polygon>
          <draw:polygon draw:style-name="gr2" draw:layer="layout" svg:width="1.643cm" svg:height="0.023cm" svg:x="0cm" svg:y="0.248cm" svg:viewBox="0 0 1644 24" draw:points="6,0 11,24 1644,24 1644,0 11,0 6,0 11,0 10,0 9,0 7,0 6,0 5,0 4,1 3,2 2,3 1,4 1,5 0,6 0,7 0,8 0,9 0,10 0,11 0,12 0,13 0,15 0,16 0,17 1,18 1,19 2,20 3,21 4,21 5,22 6,23 7,23 9,23 10,24 11,24">
            <text:p/>
          </draw:polygon>
          <draw:polygon draw:style-name="gr5" draw:layer="layout" svg:width="0.423cm" svg:height="1.001cm" svg:x="0.648cm" svg:y="0.507cm" svg:viewBox="0 0 424 1002" draw:points="212,0 222,0 233,2 244,5 255,9 265,15 276,21 285,28 295,37 304,46 313,57 322,68 331,81 340,94 347,109 355,124 362,140 369,157 376,175 382,194 388,214 393,234 399,255 403,277 407,299 411,322 414,346 417,371 420,395 421,421 422,447 424,473 424,500 424,526 422,552 421,577 420,602 417,626 414,650 411,673 407,696 403,718 399,740 393,761 388,781 382,801 376,820 369,838 362,855 355,872 347,887 340,902 331,916 322,929 313,941 304,952 295,962 285,971 276,979 265,986 255,991 244,996 233,999 222,1001 212,1002 199,1001 187,999 176,996 165,991 153,986 142,979 132,971 122,962 113,952 104,941 95,929 86,916 78,902 70,887 63,872 56,855 49,838 43,820 37,801 31,781 27,761 22,740 18,718 14,696 11,673 8,650 5,626 3,602 1,577 0,552 0,526 0,500 0,473 0,447 1,421 3,395 5,371 8,346 11,322 14,299 18,277 22,255 27,234 31,214 37,194 43,175 49,157 56,140 63,124 70,109 78,94 86,81 95,68 104,57 113,46 122,37 132,28 142,21 153,15 165,9 176,5 187,2 199,0">
            <text:p/>
          </draw:polygon>
          <draw:polygon draw:style-name="gr6" draw:layer="layout" svg:width="0.423cm" svg:height="1.001cm" svg:x="0.648cm" svg:y="0.507cm" svg:viewBox="0 0 424 1002" draw:points="212,0 222,0 233,2 244,5 255,9 265,15 276,21 285,28 295,37 304,46 313,57 322,68 331,81 340,94 347,109 355,124 362,140 369,157 376,175 382,194 388,214 393,234 399,255 403,277 407,299 411,322 414,346 417,371 420,395 421,421 422,447 424,473 424,500 424,526 422,552 421,577 420,602 417,626 414,650 411,673 407,696 403,718 399,740 393,761 388,781 382,801 376,820 369,838 362,855 355,872 347,887 340,902 331,916 322,929 313,941 304,952 295,962 285,971 276,979 265,986 255,991 244,996 233,999 222,1001 212,1002 199,1001 187,999 176,996 165,991 153,986 142,979 132,971 122,962 113,952 104,941 95,929 86,916 78,902 70,887 63,872 56,855 49,838 43,820 37,801 31,781 27,761 22,740 18,718 14,696 11,673 8,650 5,626 3,602 1,577 0,552 0,526 0,500 0,473 0,447 1,421 3,395 5,371 8,346 11,322 14,299 18,277 22,255 27,234 31,214 37,194 43,175 49,157 56,140 63,124 70,109 78,94 86,81 95,68 104,57 113,46 122,37 132,28 142,21 153,15 165,9 176,5 187,2 199,0">
            <text:p/>
          </draw:polygon>
          <draw:polygon draw:style-name="gr7" draw:layer="layout" svg:width="0.223cm" svg:height="0.512cm" svg:x="0.859cm" svg:y="0.495cm" svg:viewBox="0 0 224 513" draw:points="224,513 224,499 224,485 223,472 223,458 222,445 221,432 220,419 220,406 218,393 217,381 215,368 214,356 213,344 211,332 209,321 207,309 205,297 203,286 200,276 198,264 196,254 193,243 190,233 187,222 184,212 182,202 179,193 175,184 172,174 168,165 165,156 161,148 158,139 153,131 149,123 146,115 142,108 138,100 133,93 129,86 125,80 120,73 115,67 111,61 106,56 101,50 96,45 91,40 86,35 81,31 75,27 70,23 65,19 59,16 54,13 48,10 45,9 42,8 39,7 36,6 33,5 30,4 27,3 24,2 21,2 18,1 15,1 12,0 9,0 6,0 3,0 0,0 0,23 2,23 5,23 7,24 9,24 12,24 14,24 17,24 19,25 21,26 24,26 26,27 29,28 31,28 34,30 36,30 38,31 43,34 48,36 52,39 56,42 62,46 66,49 71,53 75,57 80,61 84,66 88,71 93,76 97,82 101,87 105,93 109,99 114,106 117,112 121,119 125,126 129,133 133,141 136,149 140,157 143,165 147,174 150,182 153,191 156,200 159,210 162,219 165,229 168,239 170,248 173,259 175,269 178,280 180,291 182,302 184,313 186,324 188,336 189,347 191,359 192,371 194,383 195,396 196,408 197,421 198,433 199,446 199,459 199,472 200,486 200,499 200,513">
            <text:p/>
          </draw:polygon>
          <draw:polygon draw:style-name="gr2" draw:layer="layout" svg:width="0.223cm" svg:height="0.512cm" svg:x="0.859cm" svg:y="1.007cm" svg:viewBox="0 0 224 513" draw:points="0,513 3,513 6,513 9,513 12,512 15,511 18,511 21,510 24,509 27,509 31,509 34,507 36,506 39,505 42,504 45,503 48,501 51,500 54,499 56,497 60,495 65,492 71,488 76,484 81,479 86,475 91,470 96,465 101,460 106,454 111,448 116,442 120,436 125,429 129,422 133,415 138,408 142,400 146,392 150,385 154,376 158,368 161,359 165,351 168,341 172,332 175,323 179,313 182,304 184,294 187,284 190,274 193,263 196,252 198,242 200,231 203,220 205,209 207,197 209,186 211,175 213,163 214,151 215,139 217,127 218,114 220,102 220,89 221,77 222,64 223,52 223,39 224,26 224,13 224,0 200,0 200,12 200,26 199,38 199,51 199,63 198,76 197,88 196,100 195,112 194,124 192,136 191,148 189,159 188,171 186,182 184,193 182,205 180,215 178,226 175,237 173,247 170,258 168,267 165,277 162,287 159,297 156,306 153,315 150,325 147,333 143,342 140,350 136,359 133,366 129,374 125,382 121,389 117,396 113,403 109,409 105,416 101,422 97,428 93,433 88,439 84,444 79,449 75,454 71,458 66,462 61,466 56,469 52,472 47,475 45,477 42,478 40,479 38,480 36,481 34,482 31,483 28,484 26,485 24,486 21,486 19,487 17,488 14,488 12,488 9,489 7,489 5,489 2,489 0,489">
            <text:p/>
          </draw:polygon>
          <draw:polygon draw:style-name="gr2" draw:layer="layout" svg:width="0.223cm" svg:height="0.512cm" svg:x="0.636cm" svg:y="1.007cm" svg:viewBox="0 0 224 513" draw:points="0,0 0,13 0,26 0,39 0,52 1,64 2,77 2,89 3,102 4,114 5,126 6,139 8,150 9,163 10,174 12,186 14,197 16,209 18,220 20,231 22,242 24,252 27,263 29,273 32,284 35,294 38,304 40,313 44,323 47,332 50,341 53,350 56,359 61,368 64,376 68,384 71,392 76,400 80,407 84,415 88,422 92,429 97,436 102,442 106,448 111,454 116,460 121,465 126,470 132,475 136,479 139,482 143,484 145,486 148,488 151,490 154,492 157,494 160,495 163,497 166,499 168,500 172,501 174,503 178,504 181,505 184,506 187,507 190,509 194,509 197,510 200,510 204,511 207,511 210,512 214,513 217,513 220,513 224,513 224,489 221,489 218,489 215,489 213,489 210,488 207,488 204,488 202,487 199,486 196,486 194,485 191,484 189,483 186,482 183,481 181,480 178,479 176,478 174,477 171,475 168,474 166,472 164,470 161,469 159,467 157,466 154,463 152,462 147,458 143,453 138,449 133,444 129,439 125,433 120,428 116,422 112,416 108,410 104,403 100,396 96,389 92,382 88,374 85,366 82,359 78,351 75,342 72,333 69,325 66,316 63,306 60,297 57,288 55,278 52,268 50,258 47,247 45,237 43,226 41,215 39,205 37,193 35,182 34,171 32,160 31,148 30,136 28,124 27,113 26,100 25,88 24,76 24,63 24,51 23,38 23,26 23,12 23,0">
            <text:p/>
          </draw:polygon>
          <draw:polygon draw:style-name="gr2" draw:layer="layout" svg:width="0.223cm" svg:height="0.512cm" svg:x="0.636cm" svg:y="0.495cm" svg:viewBox="0 0 224 513" draw:points="224,0 220,0 217,0 214,0 210,0 207,1 204,1 200,2 197,2 194,3 190,4 187,5 184,6 181,7 178,8 175,9 172,10 168,12 166,13 163,15 160,16 157,18 154,19 151,21 148,23 143,27 137,31 132,35 127,40 121,45 116,50 111,55 106,61 102,67 97,73 92,80 88,86 84,93 80,101 76,108 71,116 68,123 64,131 61,139 56,148 53,156 50,165 47,175 44,184 40,193 38,203 35,212 32,223 29,233 27,243 24,254 22,264 20,276 18,287 16,297 14,309 12,321 10,333 9,344 8,356 6,368 5,381 4,394 3,406 2,419 2,432 1,445 0,458 0,472 0,485 0,499 0,513 23,513 23,499 23,485 23,472 24,459 24,446 24,433 25,420 26,408 27,396 28,383 30,371 31,359 32,347 34,336 35,324 37,313 39,302 41,291 43,280 45,269 47,259 50,248 52,238 55,229 57,219 60,209 63,200 66,191 69,182 72,173 75,165 78,156 82,149 85,141 88,133 92,126 96,119 100,112 104,105 108,99 112,93 116,87 120,82 125,76 129,71 133,66 137,61 142,57 147,53 152,49 156,46 161,42 164,41 166,39 168,38 171,37 174,35 176,34 178,33 181,32 183,30 186,30 189,29 191,28 194,27 196,26 199,26 202,25 204,25 207,24 210,24 213,24 215,24 218,23 221,23 224,23">
            <text:p/>
          </draw:polygon>
          <draw:polygon draw:style-name="gr5" draw:layer="layout" svg:width="0.807cm" svg:height="1.011cm" svg:x="0.836cm" svg:y="0.51cm" svg:viewBox="0 0 808 1012" draw:points="0,0 808,0 808,1012 0,1012">
            <text:p/>
          </draw:polygon>
          <draw:polygon draw:style-name="gr2" draw:layer="layout" svg:width="0.862cm" svg:height="0.023cm" svg:x="0.831cm" svg:y="1.496cm" svg:viewBox="0 0 863 24" draw:points="863,0 0,0 0,24 863,24">
            <text:p/>
          </draw:polygon>
          <draw:polygon draw:style-name="gr8" draw:layer="layout" svg:width="0.598cm" svg:height="0.038cm" svg:x="1.025cm" svg:y="1.138cm" svg:viewBox="0 0 599 39" draw:points="0,39 599,39 599,0 0,0">
            <text:p/>
          </draw:polygon>
          <draw:polygon draw:style-name="gr8" draw:layer="layout" svg:width="0.598cm" svg:height="0.038cm" svg:x="0.708cm" svg:y="0.856cm" svg:viewBox="0 0 599 39" draw:points="0,39 599,39 599,0 0,0">
            <text:p/>
          </draw:polygon>
          <draw:polygon draw:style-name="gr9" draw:layer="layout" svg:width="0.332cm" svg:height="0.209cm" svg:x="1.296cm" svg:y="0.773cm" svg:viewBox="0 0 333 210" draw:points="0,0 333,108 0,210">
            <text:p/>
          </draw:polygon>
          <draw:polygon draw:style-name="gr10" draw:layer="layout" svg:width="0.332cm" svg:height="0.209cm" svg:x="1.291cm" svg:y="0.767cm" svg:viewBox="0 0 333 210" draw:points="0,0 333,108 0,210">
            <text:p/>
          </draw:polygon>
          <draw:polygon draw:style-name="gr10" draw:layer="layout" svg:width="0.598cm" svg:height="0.038cm" svg:x="0.703cm" svg:y="0.851cm" svg:viewBox="0 0 599 39" draw:points="0,39 599,39 599,0 0,0">
            <text:p/>
          </draw:polygon>
          <draw:polygon draw:style-name="gr2" draw:layer="layout" svg:width="0.862cm" svg:height="0.023cm" svg:x="0.831cm" svg:y="0.495cm" svg:viewBox="0 0 863 24" draw:points="863,0 0,0 0,24 863,24">
            <text:p/>
          </draw:polygon>
          <draw:polygon draw:style-name="gr2" draw:layer="layout" svg:width="0.9cm" svg:height="0.035cm" svg:x="0.795cm" svg:y="0.565cm" svg:viewBox="0 0 901 36" draw:points="901,0 0,0 0,36 901,36">
            <text:p/>
          </draw:polygon>
          <draw:polygon draw:style-name="gr3" draw:layer="layout" svg:width="0.544cm" svg:height="1.976cm" svg:x="1.643cm" svg:y="0.012cm" svg:viewBox="0 0 545 1977" draw:points="0,247 545,0 545,1729 0,1977">
            <text:p/>
          </draw:polygon>
          <draw:polygon draw:style-name="gr2" draw:layer="layout" svg:width="0.56cm" svg:height="0.269cm" svg:x="1.639cm" svg:y="0cm" svg:viewBox="0 0 561 270" draw:points="560,11 544,0 0,248 9,270 553,22 560,11 553,22 555,21 556,21 557,20 558,19 558,18 559,17 560,16 560,15 560,14 561,13 561,12 561,11 560,9 560,9 560,7 559,6 559,5 558,4 557,4 557,3 556,2 555,1 554,1 553,0 552,0 551,0 550,0 549,0 548,0 546,0 545,0 544,0">
            <text:p/>
          </draw:polygon>
          <draw:polygon draw:style-name="gr2" draw:layer="layout" svg:width="0.023cm" svg:height="1.741cm" svg:x="2.176cm" svg:y="0.012cm" svg:viewBox="0 0 24 1742" draw:points="17,1741 24,1730 24,0 0,0 0,1730 17,1741 0,1730 0,1731 0,1733 0,1734 0,1735 1,1736 2,1737 3,1738 3,1738 4,1739 5,1740 6,1741 7,1741 8,1741 9,1741 11,1742 12,1742 13,1742 14,1741 15,1741 17,1741 18,1741 18,1740 19,1739 20,1738 21,1738 22,1737 23,1736 23,1735 24,1734 24,1733 24,1731 24,1730">
            <text:p/>
          </draw:polygon>
          <draw:polygon draw:style-name="gr2" draw:layer="layout" svg:width="0.56cm" svg:height="0.27cm" svg:x="1.632cm" svg:y="1.73cm" svg:viewBox="0 0 561 271" draw:points="0,258 16,270 561,21 551,0 7,248 0,258 7,248 5,249 4,249 3,251 2,251 2,252 1,253 0,254 0,255 0,256 0,257 0,258 0,259 0,260 0,261 0,262 1,263 1,264 2,266 3,266 3,267 4,268 5,269 6,269 7,270 8,270 9,270 10,271 11,271 12,270 13,270 15,270 16,270">
            <text:p/>
          </draw:polygon>
          <draw:polygon draw:style-name="gr2" draw:layer="layout" svg:width="0.023cm" svg:height="1.74cm" svg:x="1.632cm" svg:y="0.248cm" svg:viewBox="0 0 24 1741" draw:points="7,0 0,11 0,1741 24,1741 24,11 7,0 24,11 24,9 23,8 23,7 23,6 22,4 21,3 20,3 20,2 19,1 18,1 17,0 16,0 15,0 14,0 13,0 11,0 10,0 9,0 8,0 7,0 6,0 5,1 4,1 3,2 2,3 2,3 1,4 0,6 0,7 0,8 0,9 0,11">
            <text:p/>
          </draw:polygon>
          <draw:polygon draw:style-name="gr9" draw:layer="layout" svg:width="0.423cm" svg:height="1.001cm" svg:x="1.702cm" svg:y="0.511cm" svg:viewBox="0 0 424 1002" draw:points="212,0 223,0 233,2 244,5 255,9 265,14 275,21 285,28 295,37 304,46 313,57 322,68 331,81 339,94 347,109 355,124 362,140 369,157 376,175 382,194 388,213 393,234 398,255 403,277 407,299 411,322 414,346 417,370 419,395 421,420 423,447 423,474 424,500 423,526 423,552 421,577 419,602 417,626 414,650 411,673 407,696 403,718 398,740 393,761 388,781 382,801 376,819 369,838 362,855 355,872 347,887 339,902 331,916 322,929 313,941 304,952 295,962 285,971 275,979 265,985 255,991 244,995 233,998 223,1001 212,1002 199,1001 187,998 175,995 164,991 153,985 143,979 132,971 122,962 113,952 104,941 95,929 86,916 78,902 70,887 63,872 56,855 49,838 43,819 37,801 32,781 27,761 22,740 18,718 14,696 10,673 7,650 5,626 3,602 1,577 0,552 0,526 0,500 0,474 0,447 1,420 3,395 5,370 7,346 10,322 14,299 18,277 22,255 27,234 32,213 37,194 43,175 49,157 56,140 63,124 70,109 78,94 86,81 95,68 104,57 113,46 122,37 132,28 143,21 153,14 164,9 175,5 187,2 199,0">
            <text:p/>
          </draw:polygon>
          <draw:polygon draw:style-name="gr6" draw:layer="layout" svg:width="0.423cm" svg:height="1.001cm" svg:x="1.702cm" svg:y="0.511cm" svg:viewBox="0 0 424 1002" draw:points="212,0 223,0 233,2 244,5 255,9 265,14 275,21 285,28 295,37 304,46 313,57 322,68 331,81 339,94 347,109 355,124 362,140 369,157 376,175 382,194 388,213 393,234 398,255 403,277 407,299 411,322 414,346 417,370 419,395 421,420 423,447 423,474 424,500 423,526 423,552 421,577 419,602 417,626 414,650 411,673 407,696 403,718 398,740 393,761 388,781 382,801 376,819 369,838 362,855 355,872 347,887 339,902 331,916 322,929 313,941 304,952 295,962 285,971 275,979 265,985 255,991 244,995 233,998 223,1001 212,1002 199,1001 187,998 175,995 164,991 153,985 143,979 132,971 122,962 113,952 104,941 95,929 86,916 78,902 70,887 63,872 56,855 49,838 43,819 37,801 32,781 27,761 22,740 18,718 14,696 10,673 7,650 5,626 3,602 1,577 0,552 0,526 0,500 0,474 0,447 1,420 3,395 5,370 7,346 10,322 14,299 18,277 22,255 27,234 32,213 37,194 43,175 49,157 56,140 63,124 70,109 78,94 86,81 95,68 104,57 113,46 122,37 132,28 143,21 153,14 164,9 175,5 187,2 199,0">
            <text:p/>
          </draw:polygon>
          <draw:polygon draw:style-name="gr7" draw:layer="layout" svg:width="0.223cm" svg:height="0.512cm" svg:x="1.914cm" svg:y="0.499cm" svg:viewBox="0 0 224 513" draw:points="224,513 223,499 223,485 223,472 222,458 222,445 221,432 220,419 219,406 218,394 216,381 215,368 214,356 212,344 211,332 208,320 207,309 205,297 202,286 200,275 198,264 195,253 192,243 190,232 187,223 184,212 181,202 178,193 175,183 171,174 168,165 164,156 161,147 157,139 153,131 149,123 146,115 142,107 137,101 133,93 129,86 124,80 119,73 115,67 111,61 106,55 101,50 96,45 91,40 86,35 80,31 75,27 70,23 64,19 59,16 53,13 47,10 44,9 42,8 38,6 36,6 33,5 30,4 27,3 24,2 21,2 18,1 15,0 12,0 8,0 6,0 3,0 0,0 0,23 2,23 4,23 6,23 9,23 11,24 14,24 16,24 19,25 21,25 23,26 26,27 28,27 31,28 33,29 36,30 37,31 43,33 47,36 52,39 56,42 61,45 66,49 70,52 75,57 79,61 84,66 88,71 92,76 97,81 101,87 105,93 109,99 113,105 117,112 121,119 125,126 129,133 132,141 136,149 140,156 143,165 146,173 149,182 153,191 156,200 159,209 162,219 164,229 168,238 170,248 173,259 175,269 177,280 180,291 181,302 184,313 186,324 188,335 189,347 191,359 192,371 193,383 195,396 196,408 196,420 197,433 198,446 199,459 199,472 200,486 200,499 200,513">
            <text:p/>
          </draw:polygon>
          <draw:polygon draw:style-name="gr2" draw:layer="layout" svg:width="0.223cm" svg:height="0.512cm" svg:x="1.914cm" svg:y="1.011cm" svg:viewBox="0 0 224 513" draw:points="0,513 3,513 6,513 8,513 12,512 15,512 18,511 21,511 24,509 27,509 30,508 33,507 36,506 39,505 42,504 45,503 47,501 50,500 53,498 56,497 59,495 65,492 70,488 75,484 80,479 86,475 91,470 96,465 101,460 106,454 111,448 115,442 120,435 124,429 129,422 133,415 137,407 142,400 146,392 149,385 154,376 157,368 161,359 164,351 168,341 171,332 175,323 178,313 181,304 184,294 187,284 190,274 192,263 195,253 198,242 200,231 202,220 205,209 207,197 208,186 211,174 212,162 214,151 215,139 216,126 218,114 219,102 220,89 221,77 222,64 222,52 223,39 223,26 223,12 224,0 200,0 200,12 200,25 199,38 199,50 198,63 197,76 196,88 196,100 195,112 193,124 192,136 191,148 189,159 188,171 186,182 184,193 181,204 180,215 177,226 175,237 173,247 170,257 168,267 164,278 162,287 159,297 156,306 153,315 149,324 146,333 143,342 140,350 136,358 132,367 128,374 125,382 121,389 117,396 113,403 109,409 105,416 101,422 96,428 92,434 88,439 84,444 79,449 74,454 70,458 65,462 61,466 56,469 52,472 47,475 45,477 42,478 40,479 37,481 35,482 33,482 31,483 28,484 26,485 23,486 21,486 18,487 16,488 14,488 11,488 9,489 6,489 4,489 2,489 0,489">
            <text:p/>
          </draw:polygon>
          <draw:polygon draw:style-name="gr2" draw:layer="layout" svg:width="0.224cm" svg:height="0.512cm" svg:x="1.69cm" svg:y="1.011cm" svg:viewBox="0 0 225 513" draw:points="0,0 0,12 0,26 0,39 1,51 1,64 2,77 3,89 3,102 4,114 5,126 7,139 8,151 10,162 11,174 12,186 15,197 16,209 19,219 20,231 22,242 25,252 27,263 30,274 32,284 35,293 38,304 41,313 44,323 47,332 50,341 53,350 57,359 60,368 64,376 68,384 72,392 76,400 80,407 84,415 89,422 93,429 98,435 102,442 107,448 111,454 117,460 122,465 127,470 132,475 137,480 140,482 143,484 146,486 148,488 151,490 154,492 157,494 160,496 163,497 166,499 169,500 172,501 175,503 178,504 181,505 184,506 188,507 191,508 194,509 197,510 201,511 204,511 207,512 211,512 214,513 217,513 221,513 225,513 225,489 221,489 218,489 215,489 213,489 210,488 208,488 205,488 202,487 200,486 197,486 194,485 192,484 189,483 186,482 184,482 181,481 179,479 177,478 174,477 172,475 169,474 167,472 164,471 162,469 159,467 157,466 155,464 152,462 148,458 143,454 139,449 133,444 129,439 125,434 121,428 117,422 112,416 108,410 104,403 101,396 97,389 93,382 89,374 86,367 82,359 79,350 76,342 72,334 69,325 66,315 63,306 60,297 57,287 55,278 52,268 50,257 48,247 45,237 43,227 41,216 39,205 37,193 35,182 34,171 33,160 31,148 30,136 29,124 28,112 27,100 26,88 25,76 25,63 24,50 24,38 23,25 23,12 23,0">
            <text:p/>
          </draw:polygon>
          <draw:polygon draw:style-name="gr2" draw:layer="layout" svg:width="0.224cm" svg:height="0.512cm" svg:x="1.69cm" svg:y="0.499cm" svg:viewBox="0 0 225 513" draw:points="225,0 221,0 217,0 214,0 211,0 207,0 204,1 201,2 198,2 194,3 191,4 188,5 185,5 181,6 179,8 176,9 172,10 169,11 166,12 163,14 160,15 157,18 155,19 152,21 148,23 143,26 138,31 132,35 127,40 122,45 117,50 112,55 107,61 102,67 98,73 93,80 89,86 84,93 80,101 76,108 72,116 68,123 64,131 61,139 57,148 53,156 50,165 47,174 44,184 41,193 38,202 35,212 32,223 30,233 27,243 25,254 22,264 20,275 19,286 16,298 15,309 12,321 11,332 10,344 8,356 7,368 5,381 4,394 3,406 3,419 2,432 1,445 1,458 0,472 0,485 0,499 0,513 23,513 23,499 23,486 24,472 24,459 25,446 25,433 26,420 27,408 28,396 29,383 30,371 31,359 33,347 34,335 35,324 37,312 39,302 41,290 43,279 45,269 48,258 50,248 52,238 55,228 57,218 60,209 63,200 66,191 69,182 72,173 76,165 79,156 82,149 86,141 89,133 93,126 97,119 101,112 104,105 108,99 112,93 117,87 121,81 125,76 129,71 133,66 138,61 143,57 147,53 152,49 157,45 162,42 164,40 167,39 169,38 171,36 174,35 176,33 179,33 181,31 184,30 186,29 189,28 192,28 194,27 197,26 199,25 202,25 205,24 208,24 210,24 213,23 215,23 218,23 221,23 225,23">
            <text:p/>
          </draw:polygon>
          <draw:polygon draw:style-name="gr5" draw:layer="layout" svg:width="0.332cm" svg:height="0.209cm" svg:x="0.704cm" svg:y="1.055cm" svg:viewBox="0 0 333 210" draw:points="333,0 0,108 333,210">
            <text:p/>
          </draw:polygon>
          <draw:polygon draw:style-name="gr8" draw:layer="layout" svg:width="0.332cm" svg:height="0.209cm" svg:x="0.705cm" svg:y="1.049cm" svg:viewBox="0 0 333 210" draw:points="333,0 0,107 333,210">
            <text:p/>
          </draw:polygon>
          <draw:polygon draw:style-name="gr10" draw:layer="layout" svg:width="0.598cm" svg:height="0.038cm" svg:x="1.015cm" svg:y="1.133cm" svg:viewBox="0 0 599 39" draw:points="0,39 599,39 599,0 0,0">
            <text:p/>
          </draw:polygon>
          <draw:polygon draw:style-name="gr10" draw:layer="layout" svg:width="0.332cm" svg:height="0.209cm" svg:x="0.7cm" svg:y="1.043cm" svg:viewBox="0 0 333 210" draw:points="333,0 0,107 333,21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SL Terminator</dc:title>
    <meta:creation-date>2011-02-07T16:35:58</meta:creation-date>
    <meta:editing-duration>P0D</meta:editing-duration>
    <meta:editing-cycles>1</meta:editing-cycles>
    <meta:document-statistic meta:object-count="51"/>
    <meta:generator>OpenOffice.org/3.3$Linux OpenOffice.org_project/330m20$Build-9567</meta:generator>
  </office:meta>
</office:document-meta>
</file>